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YA DE CANO, SANTOS GLAD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928300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Q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729430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YA DE CANO, SANTOS GLADI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928300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72943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9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780</text:p>
            <text:p text:style-name="P8"/>
          </table:table-cell>
        </table:table-row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7.6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6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87940</text:p>
          </table:table-cell>
          <table:table-cell table:style-name="Tabla2.D3" office:value-type="string">
            <text:p text:style-name="P17">138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22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